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4pt" style:text-underline-style="none" style:font-size-asian="14pt" style:font-size-complex="14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4" style:family="paragraph" style:parent-style-name="Standard">
      <style:paragraph-properties fo:text-align="start" style:justify-single-word="false"/>
      <style:text-properties fo:font-size="12pt" style:text-underline-style="none" style:font-size-asian="12pt" style:font-size-complex="12pt"/>
    </style:style>
    <style:style style:name="P5" style:family="paragraph" style:parent-style-name="Standard">
      <style:paragraph-properties fo:text-align="start" style:justify-single-word="false"/>
      <style:text-properties fo:font-size="12pt" style:text-underline-style="none" style:font-size-asian="12pt" style:font-size-complex="12pt"/>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tudy In Scarlet</text:p>
      <text:p text:style-name="P1"/>
      <text:p text:style-name="P2">1. Chapter 1<text:tab/><text:tab/><text:tab/><text:tab/><text:tab/><text:tab/><text:tab/><text:tab/><text:tab/><text:tab/><text:tab/><text:tab/>1</text:p>
      <text:p text:style-name="P2">2. Chapter 2<text:tab/><text:tab/><text:tab/><text:tab/><text:tab/><text:tab/><text:tab/><text:tab/><text:tab/><text:tab/><text:tab/><text:tab/>23</text:p>
      <text:p text:style-name="P2">3. Chapter 3<text:tab/><text:tab/><text:tab/><text:tab/><text:tab/><text:tab/><text:tab/><text:tab/><text:tab/><text:tab/><text:tab/><text:tab/>4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Chapter 1:</text:p>
      <text:p text:style-name="P3"/>
      <text:p text:style-name="P4"><text:tab/>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text:p>
      <text:p text:style-name="P4"><text:tab/>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text:p>
      <text:p text:style-name="P4"><text:tab/>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text:soft-page-break/>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Chapter 2:</text:p>
      <text:p text:style-name="P3"/>
      <text:p text:style-name="P4"><text:tab/>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text:p>
      <text:p text:style-name="P4"><text:tab/>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text:p>
      <text:p text:style-name="P4"><text:tab/>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soft-page-break/>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Chapter 3:</text:p>
      <text:p text:style-name="P3"/>
      <text:p text:style-name="P4"><text:tab/>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text:p>
      <text:p text:style-name="P4"><text:tab/>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text:p>
      <text:p text:style-name="P4"><text:tab/>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soft-page-break/>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6T23:32:58.07</meta:creation-date>
    <dc:date>2013-01-09T12:45:06</dc:date>
    <meta:editing-duration>PT3M17S</meta:editing-duration>
    <meta:editing-cycles>2</meta:editing-cycles>
    <meta:generator>LibreOffice/3.5$Linux_X86_64 LibreOffice_project/350m1$Build-2</meta:generator>
    <meta:document-statistic meta:table-count="0" meta:image-count="0" meta:object-count="0" meta:page-count="7" meta:paragraph-count="16" meta:word-count="4810" meta:character-count="22868" meta:non-whitespace-character-count="18032"/>
  </office:meta>
</office:document-meta>
</file>